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6000000FD000000FD4B72F9C70397C98D.svm" manifest:media-type="image/x-svm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172in" svg:height="9.3205in" svg:x="2.524in" svg:y="0.7366in">
            <draw:object draw:notify-on-update-of-ranges="Sheet1.A1:Sheet1.A1 Sheet1.A2:Sheet1.A58 Sheet1.B1:Sheet1.B1 Sheet1.B2:Sheet1.B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_D</text:p>
          </table:table-cell>
          <table:table-cell office:value-type="string" calcext:value-type="string">
            <text:p>Mach</text:p>
          </table:table-cell>
          <table:table-cell table:number-columns-repeated="2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0559" calcext:value-type="float">
            <text:p>0.0559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0537" calcext:value-type="float">
            <text:p>0.053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0524" calcext:value-type="float">
            <text:p>0.052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0.6" calcext:value-type="float">
            <text:p>0.60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0521" calcext:value-type="float">
            <text:p>0.052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0527" calcext:value-type="float">
            <text:p>0.052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0536" calcext:value-type="float">
            <text:p>0.053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055" calcext:value-type="float">
            <text:p>0.05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0.8" calcext:value-type="float">
            <text:p>0.80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0.8399" calcext:value-type="float">
            <text:p>0.84</text:p>
          </table:table-cell>
          <table:table-cell office:value-type="float" office:value="0.0599" calcext:value-type="float">
            <text:p>0.0599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0.8799" calcext:value-type="float">
            <text:p>0.88</text:p>
          </table:table-cell>
          <table:table-cell office:value-type="float" office:value="0.0641" calcext:value-type="float">
            <text:p>0.064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0.9197" calcext:value-type="float">
            <text:p>0.92</text:p>
          </table:table-cell>
          <table:table-cell office:value-type="float" office:value="0.0703" calcext:value-type="float">
            <text:p>0.070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0.9597" calcext:value-type="float">
            <text:p>0.96</text:p>
          </table:table-cell>
          <table:table-cell office:value-type="float" office:value="0.0828" calcext:value-type="float">
            <text:p>0.0828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.0003" calcext:value-type="float">
            <text:p>1.00</text:p>
          </table:table-cell>
          <table:table-cell office:value-type="float" office:value="0.1358" calcext:value-type="float">
            <text:p>0.1358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.0402" calcext:value-type="float">
            <text:p>1.04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.0801" calcext:value-type="float">
            <text:p>1.08</text:p>
          </table:table-cell>
          <table:table-cell office:value-type="float" office:value="0.1568" calcext:value-type="float">
            <text:p>0.1568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.1201" calcext:value-type="float">
            <text:p>1.12</text:p>
          </table:table-cell>
          <table:table-cell office:value-type="float" office:value="0.1607" calcext:value-type="float">
            <text:p>0.160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.1635" calcext:value-type="float">
            <text:p>0.163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.2" calcext:value-type="float">
            <text:p>1.20</text:p>
          </table:table-cell>
          <table:table-cell office:value-type="float" office:value="0.1656" calcext:value-type="float">
            <text:p>0.165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0.1666" calcext:value-type="float">
            <text:p>0.166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0.1676" calcext:value-type="float">
            <text:p>0.167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.1681" calcext:value-type="float">
            <text:p>0.168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0.1679" calcext:value-type="float">
            <text:p>0.1679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.4" calcext:value-type="float">
            <text:p>1.40</text:p>
          </table:table-cell>
          <table:table-cell office:value-type="float" office:value="0.1673" calcext:value-type="float">
            <text:p>0.167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.1655" calcext:value-type="float">
            <text:p>0.165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0.1629" calcext:value-type="float">
            <text:p>0.1629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0.1573" calcext:value-type="float">
            <text:p>0.157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.6" calcext:value-type="float">
            <text:p>1.60</text:p>
          </table:table-cell>
          <table:table-cell office:value-type="float" office:value="0.1543" calcext:value-type="float">
            <text:p>0.154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0.1517" calcext:value-type="float">
            <text:p>0.151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0.1489" calcext:value-type="float">
            <text:p>0.1489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.7201" calcext:value-type="float">
            <text:p>1.72</text:p>
          </table:table-cell>
          <table:table-cell office:value-type="float" office:value="0.1466" calcext:value-type="float">
            <text:p>0.146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0.144" calcext:value-type="float">
            <text:p>0.14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.8" calcext:value-type="float">
            <text:p>1.80</text:p>
          </table:table-cell>
          <table:table-cell office:value-type="float" office:value="0.1416" calcext:value-type="float">
            <text:p>0.141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0.1393" calcext:value-type="float">
            <text:p>0.139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0.1371" calcext:value-type="float">
            <text:p>0.137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0.135" calcext:value-type="float">
            <text:p>0.13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0.133" calcext:value-type="float">
            <text:p>0.13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float" office:value="0.1311" calcext:value-type="float">
            <text:p>0.131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.1294" calcext:value-type="float">
            <text:p>0.129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0.1276" calcext:value-type="float">
            <text:p>0.127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0.1257" calcext:value-type="float">
            <text:p>0.125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.1241" calcext:value-type="float">
            <text:p>0.124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.2" calcext:value-type="float">
            <text:p>2.20</text:p>
          </table:table-cell>
          <table:table-cell office:value-type="float" office:value="0.1227" calcext:value-type="float">
            <text:p>0.122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0.1213" calcext:value-type="float">
            <text:p>0.121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.1199" calcext:value-type="float">
            <text:p>0.1199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0.1186" calcext:value-type="float">
            <text:p>0.118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0.1176" calcext:value-type="float">
            <text:p>0.117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.4" calcext:value-type="float">
            <text:p>2.40</text:p>
          </table:table-cell>
          <table:table-cell office:value-type="float" office:value="0.1167" calcext:value-type="float">
            <text:p>0.116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0.1159" calcext:value-type="float">
            <text:p>0.1159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.1144" calcext:value-type="float">
            <text:p>0.114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0.1137" calcext:value-type="float">
            <text:p>0.1137</text:p>
          </table:table-cell>
          <table:table-cell table:number-columns-repeated="2"/>
        </table:table-row>
        <table:table-row table:style-name="ro1">
          <table:table-cell office:value-type="float" office:value="2.6" calcext:value-type="float">
            <text:p>2.60</text:p>
          </table:table-cell>
          <table:table-cell office:value-type="float" office:value="0.1133" calcext:value-type="float">
            <text:p>0.113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.1129" calcext:value-type="float">
            <text:p>0.1129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.6764" calcext:value-type="float">
            <text:p>2.68</text:p>
          </table:table-cell>
          <table:table-cell office:value-type="float" office:value="0.1127" calcext:value-type="float">
            <text:p>0.1127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"/>
        </table:table-row>
        <table:table-row table:style-name="ro1" table:number-rows-repeated="12">
          <table:table-cell table:style-name="ce2"/>
          <table:table-cell table:number-columns-repeated="3"/>
        </table:table-row>
        <table:table-row table:style-name="ro1" table:number-rows-repeated="104850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9T18:32:59.059000000</meta:creation-date>
    <dc:date>2023-05-09T19:29:32.563000000</dc:date>
    <meta:editing-duration>PT56M32S</meta:editing-duration>
    <meta:editing-cycles>5</meta:editing-cycles>
    <meta:generator>LibreOffice/7.4.4.2$Windows_X86_64 LibreOffice_project/85569322deea74ec9134968a29af2df5663baa21</meta:generator>
    <meta:document-statistic meta:table-count="1" meta:cell-count="227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terpolation="b-spline" chart:include-hidden-cells="false" chart:treat-empty-cells="ignore" chart:spline-order="2" chart:spline-resolution="2" chart:right-angled-axes="true">
        <chart:symbol-image xlink:href="Pictures/20000006000000FD000000FD4B72F9C70397C98D.svm"/>
      </style:chart-properties>
    </style:style>
    <style:style style:name="ch5" style:family="chart" style:data-style-name="N4">
      <style:chart-properties chart:display-label="true" chart:logarithmic="false" chart:minimum="0.4" chart:maximum="3.2" chart:origin="0" chart:interval-major="0.2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display-label="true" chart:logarithmic="false" chart:minimum="0.02" chart:maximum="0.22" chart:origin="0" chart:interval-major="0.01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25cm" svg:stroke-color="#000000" draw:fill-color="#0000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678cm" svg:height="23.675cm" xlink:href=".." xlink:type="simple" chart:class="chart:scatter" chart:style-name="ch1">
        <chart:title svg:x="4.242cm" svg:y="0.609cm" chart:style-name="ch2">
          <text:p>Drag Coefficient vs. Mach Number</text:p>
        </chart:title>
        <chart:subtitle svg:x="5.865cm" svg:y="1.394cm" chart:style-name="ch3">
          <text:p>Shell, HE, 105mm, M1
Fuze, PD, M48</text:p>
        </chart:subtitle>
        <chart:plot-area chart:style-name="ch4" table:cell-range-address="Sheet1.A1:Sheet1.B58" chart:data-source-has-labels="row" svg:x="1.117cm" svg:y="2.64cm" svg:width="13.699cm" svg:height="19.526cm">
          <chart:coordinate-region svg:x="2.045cm" svg:y="2.842cm" svg:width="12.431cm" svg:height="18.671cm"/>
          <chart:axis chart:dimension="x" chart:name="primary-x" chart:style-name="ch5">
            <chart:title svg:x="7.528cm" svg:y="22.639cm" chart:style-name="ch6">
              <text:p>Mach</text:p>
            </chart:title>
            <chart:grid chart:style-name="ch7" chart:class="major"/>
            <chart:grid chart:style-name="ch8" chart:class="minor"/>
          </chart:axis>
          <chart:axis chart:dimension="x" chart:name="secondary-x" chart:style-name="ch9"/>
          <chart:axis chart:dimension="y" chart:name="primary-y" chart:style-name="ch10">
            <chart:title svg:x="0.254cm" svg:y="12.767cm" chart:style-name="ch11">
              <text:p>K_D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12"/>
          <chart:series chart:attached-axis="primary-y" chart:style-name="ch13" chart:values-cell-range-address="Sheet1.B2:Sheet1.B58" chart:label-cell-address="Sheet1.B1:Sheet1.B1" chart:class="chart:scatter">
            <chart:domain table:cell-range-address="Sheet1.A2:Sheet1.A58"/>
            <chart:data-point chart:repeated="5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ch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4">
                <text:p>0.44</text:p>
                <draw:g>
                  <svg:desc>Sheet1.A2:Sheet1.A58</svg:desc>
                </draw:g>
              </table:table-cell>
              <table:table-cell office:value-type="float" office:value="0.06">
                <text:p>0.06</text:p>
                <draw:g>
                  <svg:desc>Sheet1.B2:Sheet1.B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8">
                <text:p>0.48</text:p>
              </table:table-cell>
              <table:table-cell office:value-type="float" office:value="0.0559">
                <text:p>0.0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">
                <text:p>0.52</text:p>
              </table:table-cell>
              <table:table-cell office:value-type="float" office:value="0.0537">
                <text:p>0.05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6">
                <text:p>0.56</text:p>
              </table:table-cell>
              <table:table-cell office:value-type="float" office:value="0.0524">
                <text:p>0.05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">
                <text:p>0.64</text:p>
              </table:table-cell>
              <table:table-cell office:value-type="float" office:value="0.0521">
                <text:p>0.05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">
                <text:p>0.68</text:p>
              </table:table-cell>
              <table:table-cell office:value-type="float" office:value="0.0527">
                <text:p>0.05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2">
                <text:p>0.72</text:p>
              </table:table-cell>
              <table:table-cell office:value-type="float" office:value="0.0536">
                <text:p>0.05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">
                <text:p>0.76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">
                <text:p>0.8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399">
                <text:p>0.8399</text:p>
              </table:table-cell>
              <table:table-cell office:value-type="float" office:value="0.0599">
                <text:p>0.05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799">
                <text:p>0.8799</text:p>
              </table:table-cell>
              <table:table-cell office:value-type="float" office:value="0.0641">
                <text:p>0.06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197">
                <text:p>0.9197</text:p>
              </table:table-cell>
              <table:table-cell office:value-type="float" office:value="0.0703">
                <text:p>0.07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97">
                <text:p>0.9597</text:p>
              </table:table-cell>
              <table:table-cell office:value-type="float" office:value="0.0828">
                <text:p>0.08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003">
                <text:p>1.0003</text:p>
              </table:table-cell>
              <table:table-cell office:value-type="float" office:value="0.1358">
                <text:p>0.13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402">
                <text:p>1.040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801">
                <text:p>1.0801</text:p>
              </table:table-cell>
              <table:table-cell office:value-type="float" office:value="0.1568">
                <text:p>0.15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201">
                <text:p>1.1201</text:p>
              </table:table-cell>
              <table:table-cell office:value-type="float" office:value="0.1607">
                <text:p>0.16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6">
                <text:p>1.16</text:p>
              </table:table-cell>
              <table:table-cell office:value-type="float" office:value="0.1635">
                <text:p>0.16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">
                <text:p>1.2</text:p>
              </table:table-cell>
              <table:table-cell office:value-type="float" office:value="0.1656">
                <text:p>0.16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4">
                <text:p>1.24</text:p>
              </table:table-cell>
              <table:table-cell office:value-type="float" office:value="0.1666">
                <text:p>0.16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8">
                <text:p>1.28</text:p>
              </table:table-cell>
              <table:table-cell office:value-type="float" office:value="0.1676">
                <text:p>0.16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2">
                <text:p>1.32</text:p>
              </table:table-cell>
              <table:table-cell office:value-type="float" office:value="0.1681">
                <text:p>0.16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6">
                <text:p>1.36</text:p>
              </table:table-cell>
              <table:table-cell office:value-type="float" office:value="0.1679">
                <text:p>0.16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">
                <text:p>1.4</text:p>
              </table:table-cell>
              <table:table-cell office:value-type="float" office:value="0.1673">
                <text:p>0.16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4">
                <text:p>1.44</text:p>
              </table:table-cell>
              <table:table-cell office:value-type="float" office:value="0.1655">
                <text:p>0.16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8">
                <text:p>1.48</text:p>
              </table:table-cell>
              <table:table-cell office:value-type="float" office:value="0.1629">
                <text:p>0.16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2">
                <text:p>1.5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6">
                <text:p>1.56</text:p>
              </table:table-cell>
              <table:table-cell office:value-type="float" office:value="0.1573">
                <text:p>0.15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">
                <text:p>1.6</text:p>
              </table:table-cell>
              <table:table-cell office:value-type="float" office:value="0.1543">
                <text:p>0.15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4">
                <text:p>1.64</text:p>
              </table:table-cell>
              <table:table-cell office:value-type="float" office:value="0.1517">
                <text:p>0.15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8">
                <text:p>1.68</text:p>
              </table:table-cell>
              <table:table-cell office:value-type="float" office:value="0.1489">
                <text:p>0.14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7201">
                <text:p>1.7201</text:p>
              </table:table-cell>
              <table:table-cell office:value-type="float" office:value="0.1466">
                <text:p>0.14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6">
                <text:p>1.76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">
                <text:p>1.8</text:p>
              </table:table-cell>
              <table:table-cell office:value-type="float" office:value="0.1416">
                <text:p>0.14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4">
                <text:p>1.84</text:p>
              </table:table-cell>
              <table:table-cell office:value-type="float" office:value="0.1393">
                <text:p>0.13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8">
                <text:p>1.88</text:p>
              </table:table-cell>
              <table:table-cell office:value-type="float" office:value="0.1371">
                <text:p>0.13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2">
                <text:p>1.92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6">
                <text:p>1.96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0.1311">
                <text:p>0.13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4">
                <text:p>2.04</text:p>
              </table:table-cell>
              <table:table-cell office:value-type="float" office:value="0.1294">
                <text:p>0.12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8">
                <text:p>2.08</text:p>
              </table:table-cell>
              <table:table-cell office:value-type="float" office:value="0.1276">
                <text:p>0.12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2">
                <text:p>2.12</text:p>
              </table:table-cell>
              <table:table-cell office:value-type="float" office:value="0.1257">
                <text:p>0.12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6">
                <text:p>2.16</text:p>
              </table:table-cell>
              <table:table-cell office:value-type="float" office:value="0.1241">
                <text:p>0.12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0.1227">
                <text:p>0.12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4">
                <text:p>2.24</text:p>
              </table:table-cell>
              <table:table-cell office:value-type="float" office:value="0.1213">
                <text:p>0.12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28">
                <text:p>2.28</text:p>
              </table:table-cell>
              <table:table-cell office:value-type="float" office:value="0.1199">
                <text:p>0.11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2">
                <text:p>2.32</text:p>
              </table:table-cell>
              <table:table-cell office:value-type="float" office:value="0.1186">
                <text:p>0.11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36">
                <text:p>2.36</text:p>
              </table:table-cell>
              <table:table-cell office:value-type="float" office:value="0.1176">
                <text:p>0.11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">
                <text:p>2.4</text:p>
              </table:table-cell>
              <table:table-cell office:value-type="float" office:value="0.1167">
                <text:p>0.11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44">
                <text:p>2.44</text:p>
              </table:table-cell>
              <table:table-cell office:value-type="float" office:value="0.1159">
                <text:p>0.11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48">
                <text:p>2.48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52">
                <text:p>2.52</text:p>
              </table:table-cell>
              <table:table-cell office:value-type="float" office:value="0.1144">
                <text:p>0.11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56">
                <text:p>2.56</text:p>
              </table:table-cell>
              <table:table-cell office:value-type="float" office:value="0.1137">
                <text:p>0.11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6">
                <text:p>2.6</text:p>
              </table:table-cell>
              <table:table-cell office:value-type="float" office:value="0.1133">
                <text:p>0.11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64">
                <text:p>2.64</text:p>
              </table:table-cell>
              <table:table-cell office:value-type="float" office:value="0.1129">
                <text:p>0.11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6764">
                <text:p>2.6764</text:p>
              </table:table-cell>
              <table:table-cell office:value-type="float" office:value="0.1127">
                <text:p>0.11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